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/>
    </style:style>
    <style:style style:name="P8" style:family="paragraph" style:parent-style-name="Standard">
      <style:text-properties style:font-name="Times New Roman" fo:language="en" fo:country="US" style:font-name-complex="Times New Roman1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5pt" fo:language="en" fo:country="US" fo:font-weight="bold" style:font-size-asian="15pt" style:font-weight-asian="bold" style:font-name-complex="Times New Roman1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/>
    </style:style>
    <style:style style:name="T3" style:family="text">
      <style:text-properties style:font-name="Times New Roman" fo:language="en" fo:country="US" fo:font-weight="bold" style:font-weight-asian="bold" style:font-name-complex="Times New Roman1"/>
    </style:style>
    <style:style style:name="T4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style:text-underline-style="solid" style:text-underline-width="auto" style:text-underline-color="font-color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Final Exam</text:span></text:p>
      <text:p text:style-name="P6"><text:span text:style-name="T2">Subject : Bahasa Inggris I</text:span></text:p>
      <text:p text:style-name="P7"/>
      <text:p text:style-name="Standard"><text:span text:style-name="T3">Read the following sentences. What kind of word is underlined?</text:span></text:p>
      <text:list xml:id="list4007726007" text:style-name="WWNum1">
        <text:list-item>
          <text:p text:style-name="P1"><text:span text:style-name="T5">The teacher’s </text:span><text:span text:style-name="T6">shoes</text:span><text:span text:style-name="T5"> are red.</text:span></text:p>
        </text:list-item>
      </text:list>
      <text:list xml:id="list1911267956" text:style-name="WWNum2">
        <text:list-item>
          <text:p text:style-name="P2"><text:span text:style-name="T4">Noun</text:span><text:span text:style-name="T5"><text:tab/>b. adjective <text:tab/>c. verb</text:span></text:p>
        </text:list-item>
      </text:list>
      <text:list xml:id="list130934539482596" text:continue-list="list4007726007" text:style-name="WWNum1">
        <text:list-item>
          <text:p text:style-name="P1"><text:span text:style-name="T5">I always </text:span><text:span text:style-name="T6">walk</text:span><text:span text:style-name="T5"> to school</text:span></text:p>
        </text:list-item>
      </text:list>
      <text:list xml:id="list537399423" text:style-name="WWNum3">
        <text:list-item>
          <text:p text:style-name="P3"><text:span text:style-name="T5">Noun <text:tab/>b. adjective <text:tab/></text:span><text:span text:style-name="T4">c. verb</text:span></text:p>
        </text:list-item>
      </text:list>
      <text:list xml:id="list130934853262417" text:continue-list="list130934539482596" text:style-name="WWNum1">
        <text:list-item>
          <text:p text:style-name="P1"><text:span text:style-name="T5">The </text:span><text:span text:style-name="T6">cat</text:span><text:span text:style-name="T5"> sleeps all day</text:span></text:p>
        </text:list-item>
      </text:list>
      <text:p text:style-name="List_20_Paragraph"><text:span text:style-name="T5">a. <text:s text:c="4"/>Noun <text:tab/>b. adjective <text:tab/></text:span><text:span text:style-name="T4">c. verb</text:span></text:p>
      <text:list xml:id="list130934310100283" text:continue-numbering="true" text:style-name="WWNum1">
        <text:list-item>
          <text:p text:style-name="P1"><text:span text:style-name="T5">He has a </text:span><text:span text:style-name="T6">green</text:span><text:span text:style-name="T5"> ball</text:span></text:p>
        </text:list-item>
      </text:list>
      <text:p text:style-name="List_20_Paragraph"><text:span text:style-name="T5">a. <text:s text:c="3"/>Noun <text:tab/></text:span><text:span text:style-name="T4">b. adjective </text:span><text:span text:style-name="T5"><text:tab/>c. verb</text:span></text:p>
      <text:list xml:id="list130934763002816" text:continue-numbering="true" text:style-name="WWNum1">
        <text:list-item>
          <text:p text:style-name="P1"><text:span text:style-name="T5">Grandma </text:span><text:span text:style-name="T6">baked</text:span><text:span text:style-name="T5"> cookies.</text:span></text:p>
        </text:list-item>
      </text:list>
      <text:p text:style-name="List_20_Paragraph"><text:span text:style-name="T5">a. <text:s text:c="3"/>Noun <text:tab/>b. adjective <text:tab/></text:span><text:span text:style-name="T4">c. verb</text:span></text:p>
      <text:list xml:id="list130934100186906" text:continue-numbering="true" text:style-name="WWNum1">
        <text:list-item>
          <text:p text:style-name="P1"><text:span text:style-name="T5">The baby </text:span><text:span text:style-name="T6">drank </text:span><text:span text:style-name="T5">milk.</text:span></text:p>
        </text:list-item>
      </text:list>
      <text:p text:style-name="List_20_Paragraph"><text:span text:style-name="T5">a. <text:s text:c="2"/>Noun <text:tab/>b. adjective <text:tab/></text:span><text:span text:style-name="T4">c. verb</text:span></text:p>
      <text:list xml:id="list130933431526382" text:continue-numbering="true" text:style-name="WWNum1">
        <text:list-item>
          <text:p text:style-name="P1"><text:span text:style-name="T5">Juan ate an </text:span><text:span text:style-name="T6">apple.</text:span></text:p>
        </text:list-item>
      </text:list>
      <text:p text:style-name="List_20_Paragraph"><text:span text:style-name="T4">a. <text:s text:c="2"/>Noun</text:span><text:span text:style-name="T5"> <text:tab/>b. adjective <text:tab/>c. verb</text:span></text:p>
      <text:list xml:id="list130933621340551" text:continue-numbering="true" text:style-name="WWNum1">
        <text:list-item>
          <text:p text:style-name="P1"><text:span text:style-name="T5">She looked for the </text:span><text:span text:style-name="T6">yellow</text:span><text:span text:style-name="T5"> book.</text:span></text:p>
        </text:list-item>
      </text:list>
      <text:list xml:id="list836114325" text:style-name="WWNum4">
        <text:list-item>
          <text:p text:style-name="P4"><text:span text:style-name="T5">Noun <text:tab/></text:span><text:span text:style-name="T4">b. adjective</text:span><text:span text:style-name="T5"> <text:tab/>c. verb</text:span></text:p>
        </text:list-item>
      </text:list>
      <text:p text:style-name="Standard"><text:span text:style-name="T3">Correct the following sentences by using Present Continuous Tense.</text:span></text:p>
      <text:list xml:id="list670109950" text:style-name="WWNum5">
        <text:list-item>
          <text:p text:style-name="P5"><text:span text:style-name="T5">Jessica reading a comic book right now.</text:span></text:p>
        </text:list-item>
        <text:list-item>
          <text:p text:style-name="P5"><text:span text:style-name="T5">They are eat dinner at their favorite restaurant right now.</text:span></text:p>
        </text:list-item>
        <text:list-item>
          <text:p text:style-name="P5"><text:span text:style-name="T5">I watching a movie right now, so please be quiet!</text:span></text:p>
        </text:list-item>
        <text:list-item>
          <text:p text:style-name="P5"><text:span text:style-name="T5">The baby is cry so loudly! I can’t do my homework!</text:span></text:p>
        </text:list-item>
        <text:list-item>
          <text:p text:style-name="P5"><text:span text:style-name="T5">Jacky walking to the park right now with her friends.</text:span></text:p>
        </text:list-item>
      </text:list>
      <text:p text:style-name="P8"/>
      <text:p text:style-name="P8"/>
      <text:p text:style-name="P8"/>
      <text:p text:style-name="P6"><text:span text:style-name="T6">Good Luc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2</meta:editing-cycles>
    <meta:creation-date>2021-01-12T02:52:00</meta:creation-date>
    <dc:date>2021-01-12T13:09:32.993498514</dc:date>
    <meta:editing-duration>PT34M32S</meta:editing-duration>
    <meta:generator>LibreOffice/7.0.2.2$Linux_X86_64 LibreOffice_project/00$Build-2</meta:generator>
    <meta:document-statistic meta:table-count="0" meta:image-count="0" meta:object-count="0" meta:page-count="1" meta:paragraph-count="26" meta:word-count="174" meta:character-count="882" meta:non-whitespace-character-count="7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